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Table1" style:family="table">
      <style:table-properties style:width="18.41cm" fo:margin-left="0.173cm" table:align="left" fo:background-color="transparent">
        <style:background-image/>
      </style:table-properties>
    </style:style>
    <style:style style:name="Table1.A" style:family="table-column">
      <style:table-column-properties style:column-width="4.094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10.082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e1.C2" style:family="table-cell">
      <style:table-cell-properties style:vertical-align="middle"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5a193" officeooo:paragraph-rsid="0015a193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6e37a" officeooo:paragraph-rsid="0016e37a"/>
    </style:style>
    <style:style style:name="T1" style:family="text">
      <style:text-properties officeooo:rsid="0016e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분류</text:p>
          </table:table-cell>
          <table:table-cell table:style-name="Table1.A1" table:number-rows-spanned="2" office:value-type="string">
            <text:p text:style-name="P2">세부 분류</text:p>
          </table:table-cell>
          <table:table-cell table:style-name="Table1.C1" office:value-type="string">
            <text:p text:style-name="P1">요구 분석 내용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2" office:value-type="string">
            <text:p text:style-name="P2">세부 내용</text:p>
          </table:table-cell>
        </table:table-row>
        <table:table-row table:style-name="Table1.1">
          <table:table-cell table:style-name="Table1.A3" table:number-rows-spanned="6" office:value-type="string">
            <text:p text:style-name="P2">회원관리</text:p>
          </table:table-cell>
          <table:table-cell table:style-name="Table1.A3" table:number-rows-spanned="2" office:value-type="string">
            <text:p text:style-name="P2">로그인 및 회원가입</text:p>
          </table:table-cell>
          <table:table-cell table:style-name="Table1.C3" office:value-type="string">
            <text:p text:style-name="P1">회원가입 시 회원정보를 등록할 TABLE 생성</text:p>
          </table:table-cell>
        </table:table-row>
        <table:table-row table:style-name="Table1.1">
          <table:covered-table-cell table:style-name="Table1.A3"/>
          <table:covered-table-cell table:style-name="Table1.A3"/>
          <table:table-cell table:style-name="Table1.C4" office:value-type="string">
            <text:p text:style-name="P1">조건문과 쿼리문을 통한 회원정보 파일 일치 유무 확인</text:p>
          </table:table-cell>
        </table:table-row>
        <table:table-row table:style-name="Table1.1">
          <table:covered-table-cell table:style-name="Table1.A3"/>
          <table:table-cell table:style-name="Table1.A3" table:number-rows-spanned="4" office:value-type="string">
            <text:p text:style-name="P2">회원 등급 관리</text:p>
          </table:table-cell>
          <table:table-cell table:style-name="Table1.C5" office:value-type="string">
            <text:p text:style-name="P2">회원 등급 - 우수회원, 일반회원, 블랙회원</text:p>
          </table:table-cell>
        </table:table-row>
        <table:table-row table:style-name="Table1.1">
          <table:covered-table-cell table:style-name="Table1.A3"/>
          <table:covered-table-cell table:style-name="Table1.A3"/>
          <table:table-cell table:style-name="Table1.C6" office:value-type="string">
            <text:p text:style-name="P2">우수회원 - 가입기간 <text:span text:style-name="T1">6개월 이상과 10권 이상 연체 없이 반납,</text:span></text:p>
            <text:p text:style-name="P2"><text:s/>책 대여기간 <text:span text:style-name="T1">7일</text:span></text:p>
          </table:table-cell>
        </table:table-row>
        <table:table-row table:style-name="Table1.1">
          <table:covered-table-cell table:style-name="Table1.A3"/>
          <table:covered-table-cell table:style-name="Table1.A3"/>
          <table:table-cell table:style-name="Table1.C7" office:value-type="string">
            <text:p text:style-name="P2">일반회원 - 책 대여기간 <text:span text:style-name="T1">4일</text:span></text:p>
          </table:table-cell>
        </table:table-row>
        <table:table-row table:style-name="Table1.1">
          <table:covered-table-cell table:style-name="Table1.A3"/>
          <table:covered-table-cell table:style-name="Table1.A3"/>
          <table:table-cell table:style-name="Table1.C8" office:value-type="string">
            <text:p text:style-name="P2">블랙회원 – 연체 이력 <text:span text:style-name="T1">3회 이상 또는 연체 일자 14일 이상,</text:span></text:p>
            <text:p text:style-name="P2">책 반납 후 대여 <text:span text:style-name="T1">30일 불가</text:span></text:p>
          </table:table-cell>
        </table:table-row>
        <table:table-row table:style-name="Table1.1">
          <table:table-cell table:style-name="Table1.A3" table:number-rows-spanned="8" office:value-type="string">
            <text:p text:style-name="P2">도서관리</text:p>
          </table:table-cell>
          <table:table-cell table:style-name="Table1.A3" office:value-type="string">
            <text:p text:style-name="P2">추천 도서 목록</text:p>
          </table:table-cell>
          <table:table-cell table:style-name="Table1.C9" office:value-type="string">
            <text:p text:style-name="P2">랜덤함수를 통한 추천 도서 선정</text:p>
          </table:table-cell>
        </table:table-row>
        <table:table-row table:style-name="Table1.1">
          <table:covered-table-cell table:style-name="Table1.A3"/>
          <table:table-cell table:style-name="Table1.A3" table:number-rows-spanned="2" office:value-type="string">
            <text:p text:style-name="P2">도서 조회</text:p>
          </table:table-cell>
          <table:table-cell table:style-name="Table1.C10" office:value-type="string">
            <text:p text:style-name="P2">도서 기본 정보<text:span text:style-name="T1">(제목, 작가, 장르, 출판사 등) 조회 기능</text:span></text:p>
          </table:table-cell>
        </table:table-row>
        <table:table-row table:style-name="Table1.1">
          <table:covered-table-cell table:style-name="Table1.A3"/>
          <table:covered-table-cell table:style-name="Table1.A3"/>
          <table:table-cell table:style-name="Table1.C11" office:value-type="string">
            <text:p text:style-name="P2">대여가능 정보(대여 여부, 반납 예정일자) 조회 기능</text:p>
          </table:table-cell>
        </table:table-row>
        <table:table-row table:style-name="Table1.1">
          <table:covered-table-cell table:style-name="Table1.A3"/>
          <table:table-cell table:style-name="Table1.A3" table:number-rows-spanned="5" office:value-type="string">
            <text:p text:style-name="P2">대여 및 반납</text:p>
          </table:table-cell>
          <table:table-cell table:style-name="Table1.C12" office:value-type="string">
            <text:p text:style-name="P3">대여 서비스 이용 시, ID와 PW를 통한 로그인</text:p>
          </table:table-cell>
        </table:table-row>
        <table:table-row>
          <table:covered-table-cell table:style-name="Table1.A13"/>
          <table:covered-table-cell table:style-name="Table1.B13"/>
          <table:table-cell table:style-name="Table1.C13" office:value-type="string">
            <text:p text:style-name="P3">Bool type을 통한 도서의 현재 대여 상태 파악</text:p>
          </table:table-cell>
        </table:table-row>
        <table:table-row>
          <table:covered-table-cell table:style-name="Table1.A13"/>
          <table:covered-table-cell table:style-name="Table1.B13"/>
          <table:table-cell table:style-name="Table1.C14" office:value-type="string">
            <text:p text:style-name="P3">현재 대여중인 도서 대여 불가능</text:p>
          </table:table-cell>
        </table:table-row>
        <table:table-row>
          <table:covered-table-cell table:style-name="Table1.A13"/>
          <table:covered-table-cell table:style-name="Table1.B13"/>
          <table:table-cell table:style-name="Table1.C15" office:value-type="string">
            <text:p text:style-name="P3">반납 시, 도서명 또는 등록번호로 반납 가능</text:p>
          </table:table-cell>
        </table:table-row>
        <table:table-row>
          <table:covered-table-cell table:style-name="Table1.A13"/>
          <table:covered-table-cell table:style-name="Table1.B13"/>
          <table:table-cell table:style-name="Table1.C16" office:value-type="string">
            <text:p text:style-name="P3">반납완료 시, 대여 상태 변경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8:41:17.768282747</meta:creation-date>
    <dc:date>2024-05-13T19:17:18.596211784</dc:date>
    <meta:editing-duration>PT10M12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7" meta:word-count="326" meta:character-count="449" meta:non-whitespace-character-count="342"/>
  </office:meta>
</office:document-meta>
</file>